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965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APLENGTH 7 Algorithms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APLENGTH 7 Algorithms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11,ad,ae,3,af,ag,ah,ai,ao,ap,1,6,</text:p>
          </table:table-cell>
          <table:table-cell office:value-type="string">
            <text:p>b,13,ac,11,3,ah,ai,ao,ap,1,</text:p>
          </table:table-cell>
          <table:table-cell office:value-type="string">
            <text:p>b,13,ac,11,3,ah,ai,ao,ap,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49:12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